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960000007850C7180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AppleSystemUIFont" svg:font-family=".AppleSystemUIFont" style:font-family-generic="swiss"/>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Text_20_body" style:list-style-name="L4"/>
    <style:style style:name="P9" style:family="paragraph" style:parent-style-name="Text_20_body" style:list-style-name="L43">
      <style:text-properties style:font-name="ArialMT" fo:font-size="12pt"/>
    </style:style>
    <style:style style:name="P10" style:family="paragraph" style:parent-style-name="Text_20_body" style:list-style-name="L4">
      <style:paragraph-properties fo:margin-top="0.111in" fo:margin-bottom="0.111in"/>
    </style:style>
    <style:style style:name="P11" style:family="paragraph" style:parent-style-name="Text_20_body" style:list-style-name="L4">
      <style:paragraph-properties fo:margin-top="0.111in" fo:margin-bottom="0.111in"/>
      <style:text-properties fo:color="#000000"/>
    </style:style>
    <style:style style:name="P12" style:family="paragraph" style:parent-style-name="Text_20_body" style:list-style-name="L4">
      <style:paragraph-properties fo:margin-top="0.111in" fo:margin-bottom="0.111in"/>
      <style:text-properties fo:color="#fc0107"/>
    </style:style>
    <style:style style:name="P13"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14" style:family="paragraph" style:parent-style-name="Standard" style:list-style-name="L2"/>
    <style:style style:name="P15" style:family="paragraph" style:parent-style-name="Standard" style:list-style-name="L3"/>
    <style:style style:name="P16" style:family="paragraph" style:parent-style-name="Standard" style:list-style-name="L5"/>
    <style:style style:name="P17" style:family="paragraph" style:parent-style-name="Standard" style:list-style-name="L6"/>
    <style:style style:name="P18" style:family="paragraph" style:parent-style-name="Standard" style:list-style-name="L7"/>
    <style:style style:name="P19" style:family="paragraph" style:parent-style-name="Standard" style:list-style-name="L8"/>
    <style:style style:name="P20" style:family="paragraph" style:parent-style-name="Standard" style:list-style-name="L9"/>
    <style:style style:name="P21" style:family="paragraph" style:parent-style-name="Standard" style:list-style-name="L10"/>
    <style:style style:name="P22" style:family="paragraph" style:parent-style-name="Standard" style:list-style-name="L11"/>
    <style:style style:name="P23" style:family="paragraph" style:parent-style-name="Standard" style:list-style-name="L12"/>
    <style:style style:name="P24" style:family="paragraph" style:parent-style-name="Standard" style:list-style-name="L13"/>
    <style:style style:name="P25" style:family="paragraph" style:parent-style-name="Standard" style:list-style-name="L14"/>
    <style:style style:name="P26" style:family="paragraph" style:parent-style-name="Standard" style:list-style-name="L15"/>
    <style:style style:name="P27" style:family="paragraph" style:parent-style-name="Standard" style:list-style-name="L16"/>
    <style:style style:name="P28" style:family="paragraph" style:parent-style-name="Standard" style:list-style-name="L17"/>
    <style:style style:name="P29" style:family="paragraph" style:parent-style-name="Standard" style:list-style-name="L18"/>
    <style:style style:name="P30" style:family="paragraph" style:parent-style-name="Standard" style:list-style-name="L19"/>
    <style:style style:name="P31" style:family="paragraph" style:parent-style-name="Standard" style:list-style-name="L20"/>
    <style:style style:name="P32" style:family="paragraph" style:parent-style-name="Standard" style:list-style-name="L21"/>
    <style:style style:name="P33" style:family="paragraph" style:parent-style-name="Standard" style:list-style-name="L22"/>
    <style:style style:name="P34" style:family="paragraph" style:parent-style-name="Standard" style:list-style-name="L23"/>
    <style:style style:name="P35" style:family="paragraph" style:parent-style-name="Standard" style:list-style-name="L24"/>
    <style:style style:name="P36" style:family="paragraph" style:parent-style-name="Standard" style:list-style-name="L25"/>
    <style:style style:name="P37" style:family="paragraph" style:parent-style-name="Standard" style:list-style-name="L26"/>
    <style:style style:name="P38" style:family="paragraph" style:parent-style-name="Standard" style:list-style-name="L27"/>
    <style:style style:name="P39" style:family="paragraph" style:parent-style-name="Standard" style:list-style-name="L28"/>
    <style:style style:name="P40" style:family="paragraph" style:parent-style-name="Standard" style:list-style-name="L29"/>
    <style:style style:name="P41" style:family="paragraph" style:parent-style-name="Standard" style:list-style-name="L30"/>
    <style:style style:name="P42" style:family="paragraph" style:parent-style-name="Standard" style:list-style-name="L31"/>
    <style:style style:name="P43" style:family="paragraph" style:parent-style-name="Standard" style:list-style-name="L32"/>
    <style:style style:name="P44" style:family="paragraph" style:parent-style-name="Standard" style:list-style-name="L33"/>
    <style:style style:name="P45" style:family="paragraph" style:parent-style-name="Standard" style:list-style-name="L34"/>
    <style:style style:name="P46" style:family="paragraph" style:parent-style-name="Standard" style:list-style-name="L35"/>
    <style:style style:name="P47" style:family="paragraph" style:parent-style-name="Standard" style:list-style-name="L36"/>
    <style:style style:name="P48" style:family="paragraph" style:parent-style-name="Standard" style:list-style-name="L37"/>
    <style:style style:name="P49" style:family="paragraph" style:parent-style-name="Standard" style:list-style-name="L38"/>
    <style:style style:name="P50" style:family="paragraph" style:parent-style-name="Standard" style:list-style-name="L39"/>
    <style:style style:name="P51" style:family="paragraph" style:parent-style-name="Standard" style:list-style-name="L40"/>
    <style:style style:name="P52" style:family="paragraph" style:parent-style-name="Standard" style:list-style-name="L41"/>
    <style:style style:name="P53" style:family="paragraph" style:parent-style-name="Standard" style:list-style-name="L42"/>
    <style:style style:name="P54" style:family="paragraph" style:parent-style-name="Standard" style:list-style-name="L44"/>
    <style:style style:name="P55" style:family="paragraph" style:parent-style-name="Standard" style:list-style-name="L45"/>
    <style:style style:name="P56" style:family="paragraph" style:parent-style-name="Standard" style:list-style-name="L46"/>
    <style:style style:name="P57" style:family="paragraph" style:parent-style-name="Standard" style:list-style-name="L47"/>
    <style:style style:name="P58" style:family="paragraph" style:parent-style-name="Standard" style:list-style-name="L48"/>
    <style:style style:name="P59" style:family="paragraph" style:parent-style-name="Standard" style:list-style-name="L49"/>
    <style:style style:name="P60" style:family="paragraph" style:parent-style-name="Standard" style:list-style-name="L50"/>
    <style:style style:name="P61" style:family="paragraph" style:parent-style-name="Standard" style:list-style-name="L51"/>
    <style:style style:name="P62" style:family="paragraph" style:parent-style-name="Standard" style:list-style-name="L52"/>
    <style:style style:name="P63" style:family="paragraph" style:parent-style-name="Standard" style:list-style-name="L53"/>
    <style:style style:name="P64" style:family="paragraph" style:parent-style-name="Standard" style:list-style-name="L54"/>
    <style:style style:name="P65" style:family="paragraph" style:parent-style-name="Standard" style:list-style-name="L55"/>
    <style:style style:name="P66" style:family="paragraph" style:parent-style-name="Standard" style:list-style-name="L56"/>
    <style:style style:name="P67" style:family="paragraph" style:parent-style-name="Standard" style:list-style-name="L57"/>
    <style:style style:name="P68" style:family="paragraph" style:parent-style-name="Standard" style:list-style-name="L58"/>
    <style:style style:name="P69" style:family="paragraph" style:parent-style-name="Standard" style:list-style-name="L59"/>
    <style:style style:name="P70" style:family="paragraph" style:parent-style-name="Standard" style:list-style-name="L60"/>
    <style:style style:name="P71" style:family="paragraph" style:parent-style-name="Standard" style:list-style-name="L61"/>
    <style:style style:name="P72" style:family="paragraph" style:parent-style-name="Standard" style:list-style-name="L62"/>
    <style:style style:name="P73" style:family="paragraph" style:parent-style-name="Standard" style:list-style-name="L63"/>
    <style:style style:name="P74" style:family="paragraph" style:parent-style-name="Standard" style:list-style-name="L64"/>
    <style:style style:name="P75" style:family="paragraph" style:parent-style-name="Standard" style:list-style-name="L65"/>
    <style:style style:name="P76" style:family="paragraph" style:parent-style-name="Standard" style:list-style-name="L66"/>
    <style:style style:name="P77" style:family="paragraph" style:parent-style-name="Standard" style:list-style-name="L67"/>
    <style:style style:name="P78" style:family="paragraph" style:parent-style-name="Standard" style:list-style-name="L68"/>
    <style:style style:name="P79" style:family="paragraph" style:parent-style-name="Standard" style:list-style-name="L69"/>
    <style:style style:name="P80" style:family="paragraph" style:parent-style-name="Standard" style:list-style-name="L70"/>
    <style:style style:name="P81" style:family="paragraph" style:parent-style-name="Standard" style:list-style-name="L71"/>
    <style:style style:name="P82" style:family="paragraph" style:parent-style-name="Standard" style:list-style-name="L72"/>
    <style:style style:name="P83" style:family="paragraph" style:parent-style-name="Standard" style:list-style-name="L73"/>
    <style:style style:name="P84" style:family="paragraph" style:parent-style-name="Standard" style:list-style-name="L74"/>
    <style:style style:name="P85" style:family="paragraph" style:parent-style-name="Standard" style:list-style-name="L75"/>
    <style:style style:name="P86" style:family="paragraph" style:parent-style-name="Standard" style:list-style-name="L76"/>
    <style:style style:name="P87" style:family="paragraph" style:parent-style-name="Standard" style:list-style-name="L77"/>
    <style:style style:name="P88" style:family="paragraph" style:parent-style-name="Standard" style:list-style-name="L78"/>
    <style:style style:name="P89" style:family="paragraph" style:parent-style-name="Standard" style:list-style-name="L79"/>
    <style:style style:name="P90" style:family="paragraph" style:parent-style-name="Standard" style:list-style-name="L80"/>
    <style:style style:name="P91" style:family="paragraph" style:parent-style-name="Standard" style:list-style-name="L81"/>
    <style:style style:name="P92" style:family="paragraph" style:parent-style-name="Standard" style:list-style-name="L82"/>
    <style:style style:name="P93" style:family="paragraph" style:parent-style-name="Standard" style:list-style-name="L83"/>
    <style:style style:name="P94" style:family="paragraph" style:parent-style-name="Standard" style:list-style-name="L84"/>
    <style:style style:name="P95" style:family="paragraph" style:parent-style-name="Standard" style:list-style-name="L85"/>
    <style:style style:name="P96" style:family="paragraph" style:parent-style-name="Standard" style:list-style-name="L86"/>
    <style:style style:name="P97" style:family="paragraph" style:parent-style-name="Standard" style:list-style-name="L87"/>
    <style:style style:name="P98" style:family="paragraph" style:parent-style-name="Standard" style:list-style-name="L88"/>
    <style:style style:name="P99" style:family="paragraph" style:parent-style-name="Standard" style:list-style-name="L89"/>
    <style:style style:name="P100" style:family="paragraph" style:parent-style-name="Standard" style:list-style-name="L90"/>
    <style:style style:name="P101" style:family="paragraph" style:parent-style-name="Standard" style:list-style-name="L91"/>
    <style:style style:name="P102" style:family="paragraph" style:parent-style-name="Standard" style:list-style-name="L92"/>
    <style:style style:name="P103" style:family="paragraph" style:parent-style-name="Standard" style:list-style-name="L93"/>
    <style:style style:name="P104" style:family="paragraph" style:parent-style-name="Standard" style:list-style-name="L94"/>
    <style:style style:name="P105" style:family="paragraph" style:parent-style-name="Standard" style:list-style-name="L95"/>
    <style:style style:name="P106" style:family="paragraph" style:parent-style-name="Standard" style:list-style-name="L96"/>
    <style:style style:name="P107" style:family="paragraph" style:parent-style-name="Standard" style:list-style-name="L97"/>
    <style:style style:name="P108" style:family="paragraph" style:parent-style-name="Standard" style:list-style-name="L98"/>
    <style:style style:name="P109" style:family="paragraph" style:parent-style-name="Standard" style:list-style-name="L99"/>
    <style:style style:name="P110" style:family="paragraph" style:parent-style-name="Standard" style:list-style-name="L100"/>
    <style:style style:name="P111" style:family="paragraph" style:parent-style-name="Standard" style:list-style-name="L101"/>
    <style:style style:name="P112" style:family="paragraph" style:parent-style-name="Standard" style:list-style-name="L102"/>
    <style:style style:name="P113" style:family="paragraph" style:parent-style-name="Standard" style:list-style-name="L103"/>
    <style:style style:name="P114" style:family="paragraph" style:parent-style-name="Standard" style:list-style-name="L104"/>
    <style:style style:name="P115" style:family="paragraph" style:parent-style-name="Standard" style:list-style-name="L105"/>
    <style:style style:name="P116" style:family="paragraph" style:parent-style-name="Standard" style:list-style-name="L106"/>
    <style:style style:name="P117" style:family="paragraph" style:parent-style-name="Standard" style:list-style-name="L107"/>
    <style:style style:name="P118" style:family="paragraph" style:parent-style-name="Standard" style:list-style-name="L108"/>
    <style:style style:name="P119" style:family="paragraph" style:parent-style-name="Standard" style:list-style-name="L109"/>
    <style:style style:name="P120" style:family="paragraph" style:parent-style-name="Standard" style:list-style-name="L110"/>
    <style:style style:name="P121" style:family="paragraph" style:parent-style-name="Standard" style:list-style-name="L111"/>
    <style:style style:name="P122" style:family="paragraph" style:parent-style-name="Standard" style:list-style-name="L112"/>
    <style:style style:name="P123" style:family="paragraph" style:parent-style-name="Standard" style:list-style-name="L113"/>
    <style:style style:name="P124" style:family="paragraph" style:parent-style-name="Standard" style:list-style-name="L114"/>
    <style:style style:name="P125" style:family="paragraph" style:parent-style-name="Standard" style:list-style-name="L115"/>
    <style:style style:name="P126" style:family="paragraph" style:parent-style-name="Standard" style:list-style-name="L116"/>
    <style:style style:name="P127" style:family="paragraph" style:parent-style-name="Standard" style:list-style-name="L117"/>
    <style:style style:name="P128" style:family="paragraph" style:parent-style-name="Standard" style:list-style-name="L118"/>
    <style:style style:name="P129" style:family="paragraph" style:parent-style-name="Standard" style:list-style-name="L119"/>
    <style:style style:name="P130" style:family="paragraph" style:parent-style-name="Standard" style:list-style-name="L120"/>
    <style:style style:name="P131" style:family="paragraph" style:parent-style-name="Standard" style:list-style-name="L121"/>
    <style:style style:name="P132" style:family="paragraph" style:parent-style-name="Standard" style:list-style-name="L122"/>
    <style:style style:name="P133" style:family="paragraph" style:parent-style-name="Standard" style:list-style-name="L123"/>
    <style:style style:name="P134" style:family="paragraph" style:parent-style-name="Standard" style:list-style-name="L124"/>
    <style:style style:name="P135" style:family="paragraph" style:parent-style-name="Standard" style:list-style-name="L125"/>
    <style:style style:name="P136" style:family="paragraph" style:parent-style-name="Standard" style:list-style-name="L127"/>
    <style:style style:name="P137" style:family="paragraph" style:parent-style-name="Standard" style:list-style-name="L126">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color="#dc2300" style:font-name="arial" fo:font-size="7.5pt" fo:font-weight="bold" style:font-size-asian="7.5pt" style:font-weight-asian="bold" style:font-weight-complex="bold" loext:opacity="100%"/>
    </style:style>
    <style:style style:name="T6" style:family="text">
      <style:text-properties fo:color="#2300dc" style:font-name="arial" fo:font-size="7.5pt" style:font-size-asian="7.5pt" loext:opacity="100%"/>
    </style:style>
    <style:style style:name="T7" style:family="text">
      <style:text-properties fo:color="#222222" style:font-name="arial" fo:font-size="7.5pt" style:font-size-asian="7.5pt" loext:opacity="100%"/>
    </style:style>
    <style:style style:name="T8" style:family="text">
      <style:text-properties fo:color="#222222" fo:font-size="10pt" style:font-size-asian="10pt" style:font-size-complex="10pt" loext:opacity="100%"/>
    </style:style>
    <style:style style:name="T9" style:family="text">
      <style:text-properties fo:font-size="14pt" style:font-size-asian="14pt" style:font-size-complex="14pt"/>
    </style:style>
    <style:style style:name="T10" style:family="text">
      <style:text-properties fo:color="#000000" fo:font-size="14pt" fo:font-style="italic" style:font-size-asian="14pt" style:font-style-asian="italic" style:font-size-complex="14pt" style:font-style-complex="italic" loext:opacity="100%"/>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color="#fc0107" fo:font-weight="bold" loext:opacity="100%"/>
    </style:style>
    <style:style style:name="T13" style:family="text">
      <style:text-properties fo:color="#fc0107" fo:font-weight="bold" style:font-weight-asian="bold" style:font-weight-complex="bold" loext:opacity="100%"/>
    </style:style>
    <style:style style:name="T14" style:family="text">
      <style:text-properties fo:color="#c5000b" fo:font-weight="bold" style:font-weight-asian="bold" style:font-weight-complex="bold" loext:opacity="100%"/>
    </style:style>
    <style:style style:name="T15" style:family="text">
      <style:text-properties fo:color="#cc0000"/>
    </style:style>
    <style:style style:name="T16" style:family="text">
      <style:text-properties fo:color="#cc0000" loext:opacity="100%"/>
    </style:style>
    <style:style style:name="T17" style:family="text">
      <style:text-properties fo:color="#cc3300" fo:font-weight="bold" style:font-weight-asian="bold" style:font-weight-complex="bold"/>
    </style:style>
    <style:style style:name="T18" style:family="text">
      <style:text-properties fo:color="#ff0000"/>
    </style:style>
    <style:style style:name="T19" style:family="text">
      <style:text-properties fo:color="#8000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5">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loext:allow-overlap="true" svg:stroke-color="#cc0000" draw:fill-color="#ff0066"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Version history <text:s/>(PyOTE description is at end)</text:p>
      <text:p text:style-name="Standard"/>
      <text:p text:style-name="Standard">version 4.1.6</text:p>
      <text:list xml:id="list7688893602933915911" text:style-name="L127">
        <text:list-item>
          <text:p text:style-name="P136">reenables Cholesky failure messages (disabled for testing)<text:line-break/></text:p>
        </text:list-item>
        <text:list-item>
          <text:p text:style-name="P136">Adds test to detectability routine so that the user cannot give an event duration that requires more points than are available in the observation.<text:line-break/></text:p>
        </text:list-item>
      </text:list>
      <text:p text:style-name="Standard">version 4.1.5</text:p>
      <text:list xml:id="list7564238684957053251" text:style-name="L2">
        <text:list-item>
          <text:p text:style-name="P14">changed error bar calculation reporting so that the the value reported in the containment interval report matches that reported in the Excel final report when there is no asymmetry present.</text:p>
          <text:p text:style-name="P14"/>
        </text:list-item>
      </text:list>
      <text:p text:style-name="Standard">version 4.1.4</text:p>
      <text:list xml:id="list3179375123113068995" text:style-name="L3">
        <text:list-item>
          <text:p text:style-name="P15">This version adds tools needed to make best use of the Night Eagle 3 camera, the successor to the Night Eagle Astro camera (which is no longer in production). They are all grouped on a new tab page titled <text:span text:style-name="T19">Night Eagle 3</text:span>.<text:line-break/></text:p>
        </text:list-item>
      </text:list>
      <text:list xml:id="list4723215968377673740" text:style-name="L4">
        <text:list-item>
          <text:p text:style-name="P8"><office:annotation><dc:date>2022-01-22T08:44:09</dc:date><text:p>&lt;!--StartFragment--&gt;</text:p></office:annotation>The Night Eagle 3 is a rolling shutter CMOS camera. As a result, with this camera, the timing of an occultation depends on which row the occulted star is at when the occultation occurs. PyOTE will automatically calculate the needed time correction from the y (row) position that you enter in the spin/entry box at the bottom of this tab.</text:p>
        </text:list-item>
        <text:list-item>
          <text:p text:style-name="P10">For the Night Eagle 3, times extracted by PyOTE require only a VTI correction (if you use an IOTA VTI, there is no correction at all needed).</text:p>
        </text:list-item>
        <text:list-item>
          <text:p text:style-name="P10">Note: if the recording was <text:span text:style-name="T3">not</text:span> made with a tracking telescope (so the target star is moving across the image), you will need to watch the video and record the row of the occultation for use in this program. Normally, with a tracking telescope, you will be able to use the y position of the 'target' aperture directly. PyMovie includes this information in the comment lines of the csv file.</text:p>
        </text:list-item>
        <text:list-item>
          <text:p text:style-name="P10">The Night Eagle 3 has a very effective noise reduction system called DNR (Dynamic Noise Reduction). There are 4 levels of noise reduction and you will need to indicate on this tab page what DNR setting your recording was made with.</text:p>
        </text:list-item>
        <text:list-item>
          <text:p text:style-name="P10">The noise reduction is not without a small cost however - the edges of an occultation light-curve will no longer be a step change. Instead, the edges will follow an exponential curve, approaching maximum and minimum intensities asymptotically. PyOTE has the ability to fit such an exponential curve to the D and R transitions, so the time resolution will be restored during the least squares fit and you should feel free to use whatever level of noise reduction you may need. It is recommended that you run your NE3 at a gamma of 0.75 (1.0 gamma is not available) AND that you use PyMovie to linearize the recording (i.e., invert the 0.75 gamma curve of the camera).</text:p>
        </text:list-item>
        <text:list-item>
          <text:p text:style-name="P10">The D and R exponential curves each have their own time constant, measured in frames, that control the frame rate of exponential curve growth. The default values <text:soft-page-break/>provided are usually enough to provide the starting point for a good fit. This starting point is used by PyOTE during a least-squares driven search for better time constant values. If the starting point given is too far from 'correct', the least-squares search may settle in a local minimum that produces a fit that is visually bad. In this case, change the starting value to something closer to 'correct' and try again.</text:p>
        </text:list-item>
        <text:list-item>
          <text:p text:style-name="P10">When the exponential curve fit algorithm is in use, the light-curve plot PyOTE displays will be changed. Gone is the blue 'camera response' curve, replaced by brown dotted 'theoretical' exponential edge curves that you can use to judge for yourself the goodness of a 'fit'.</text:p>
        </text:list-item>
        <text:list-item>
          <text:p text:style-name="P11">You will probably want to use the most aggressive noise reduction in most cases, but make sure that your expected event duration is long enough that the D transition exponential curve has time to settle to the bottom event plus some time to allow a good determination of the event bottom intensity. At DNR:HIGH, your expected event time should be greater than 30 frames (1 second) to use this setting. </text:p>
        </text:list-item>
        <text:list-item>
          <text:p text:style-name="P12">I suggest the following rules-of-thumb: can use DNR:HIGH for events 2 seconds and longer; can use DNR:MIDDLE for events 1 second and longer; can use DNR:LOW for events 0.5 seconds and longer.<office:annotation><dc:date>2022-01-22T08:44:09</dc:date><text:p>&lt;!--EndFragment--&gt;</text:p></office:annotation></text:p>
        </text:list-item>
      </text:list>
      <text:list xml:id="list6123511811556985841" text:style-name="L5">
        <text:list-header>
          <text:p text:style-name="P16"/>
        </text:list-header>
      </text:list>
      <text:p text:style-name="Standard">version 4.1.2</text:p>
      <text:list xml:id="list3920064825293269264" text:style-name="L6">
        <text:list-item>
          <text:p text:style-name="P17">fixes bug when D only search has been selected<text:line-break/></text:p>
        </text:list-item>
      </text:list>
      <text:p text:style-name="Standard">version 4.1.1</text:p>
      <text:list xml:id="list596253624209013917" text:style-name="L7">
        <text:list-item>
          <text:p text:style-name="P18">fixes bug where signal columns beyond four were being read <text:s/>as duplicates of column 5.<text:line-break/></text:p>
        </text:list-item>
      </text:list>
      <text:p text:style-name="Standard">version 4.1.0</text:p>
      <text:list xml:id="list8707189188821400759" text:style-name="L8">
        <text:list-item>
          <text:p text:style-name="P19">adds error bars <text:s/>to reported magDrop values.<text:line-break/><text:line-break/>This was an interesting exercise in the propagation of errors because the magDrop calculation involves ln(A/B) where we know the error bars for A and B but have to propagate those errors through the ratio A/B to get its error bars and then through the ln() function to get the final error bars. The equations I use were verified through<text:line-break/>simulations.<text:line-break/></text:p>
        </text:list-item>
      </text:list>
      <text:p text:style-name="Standard">version 4.0.9</text:p>
      <text:list xml:id="list5603630724499781801" text:style-name="L9">
        <text:list-item>
          <text:p text:style-name="P20">fixes issue where PyOTE could not read files that it had written.<text:line-break/></text:p>
        </text:list-item>
      </text:list>
      <text:p text:style-name="Standard">version 4.0.8</text:p>
      <text:list xml:id="list888408409558856056" text:style-name="L10">
        <text:list-item>
          <text:p text:style-name="P21">fixes bug (introduced by a misspelling in version 4.0.7) that kept csv files with more than four apertures from runnig.<text:line-break/></text:p>
        </text:list-item>
      </text:list>
      <text:p text:style-name="Standard">version 4.0.7</text:p>
      <text:list xml:id="list4762451671370194077" text:style-name="L11">
        <text:list-item>
          <text:p text:style-name="P22">adds the ability to select the PyMovie data column type to be analyzed. There are two main column types that are likely to be used: signal, which has background subtracted <text:soft-page-break/>and appsum, which has no background subtracted – it's the raw mask pixels summed.<text:line-break/><text:line-break/>Some others are available: avgbkd (shows the average pixel value in the aperture); stdbkg (shows the pixel noise in the background pixels in the aperture); nmaskpx (which shows the nuber of pixels in the sampling mask – there are times when this curve can be used to extrat event times).<text:line-break/><text:line-break/>Note: this only applies to csv files generated by PyMovie.<text:line-break/></text:p>
        </text:list-item>
      </text:list>
      <text:p text:style-name="Standard">version 4.0.6</text:p>
      <text:list xml:id="list122001894395534856" text:style-name="L12">
        <text:list-item>
          <text:p text:style-name="P23">minor GUI changes<text:line-break/></text:p>
        </text:list-item>
      </text:list>
      <text:p text:style-name="Standard">version 4.0.5</text:p>
      <text:list xml:id="list7406024614062327021" text:style-name="L13">
        <text:list-item>
          <text:p text:style-name="P24">if you click outside the light-curve, the closest point will be toggled (so you don't have to zoom in to select the leftmost or rightmost point in a light-curve.<text:line-break/></text:p>
        </text:list-item>
        <text:list-item>
          <text:p text:style-name="P24">When baseline statistics are calculated, they are reported as <text:span text:style-name="T18">baseline mean</text:span> and <text:span text:style-name="T18">baseline snr</text:span> (instead of just snr, which is the term we use when a drop is present).<text:line-break/></text:p>
        </text:list-item>
      </text:list>
      <text:p text:style-name="Standard">version 4.0.4</text:p>
      <text:list xml:id="list694112725815519933" text:style-name="L14">
        <text:list-item>
          <text:p text:style-name="P25">a few GUI changes<text:line-break/></text:p>
        </text:list-item>
        <text:list-item>
          <text:p text:style-name="P25">removed the Use as secondary check box. Now if secondary curve is selected (spinner is non-zero), it will be used automatically.<text:line-break/></text:p>
        </text:list-item>
      </text:list>
      <text:p text:style-name="Standard">version 4.0.3</text:p>
      <text:list xml:id="list5825393606997439837" text:style-name="L15">
        <text:list-item>
          <text:p text:style-name="P26">implements a major GUI change: uses tabbed folders to group buttons and other controls. <text:line-break/></text:p>
        </text:list-item>
        <text:list-item>
          <text:p text:style-name="P26">Removes radio buttons that indicated a D and R solution wanted, or a D-only solution, or an R-only solution. The type of solution is now inferred from D and R region setting.<text:line-break/><text:line-break/>When min/max event size is used as the search criteria, then a D and R solution is assumed and found. This type of search criteria does not make sense for a D-only or an R-only solution. Use a D region or R region selection for these cases<text:line-break/></text:p>
        </text:list-item>
        <text:list-item>
          <text:p text:style-name="P26">The 'selected curve to analyze' number and the 'curve to normalize' number are now allowed to be the same – no funny jumping around.<text:line-break/><text:line-break/>It is even possible to normalize a curve against itself. There may be a use case where this is useful, so I didn't lock it out.<text:line-break/></text:p>
        </text:list-item>
      </text:list>
      <text:p text:style-name="Standard">version 4.0.2</text:p>
      <text:list xml:id="list2697685419260996976" text:style-name="L16">
        <text:list-item>
          <text:p text:style-name="P27">removed a debug print statement that was inadvertently left in. It is responsible for the “mouse event” messages polluting the log file.<text:line-break/></text:p>
        </text:list-item>
      </text:list>
      <text:p text:style-name="Standard">version 4.0.1</text:p>
      <text:list xml:id="list5931958523880173999" text:style-name="L17">
        <text:list-item>
          <text:p text:style-name="P28">increased width of detectibility plots to (hopefully) deal with Windows tendency to <text:soft-page-break/>truncate the plots. If this doesn't work, then this will be a permanent feature (not a bug) for Win10 installations.<text:line-break/></text:p>
        </text:list-item>
      </text:list>
      <text:p text:style-name="Standard">version 4.0.0</text:p>
      <text:list xml:id="list7324645014796596389" text:style-name="L18">
        <text:list-item>
          <text:p text:style-name="P29">detectibility graphics plots are now being being put in their own folder. The root folder is that of the directory where the light-curve came from. The plots will be found in<text:line-break/>lightCurveDirectory\DetectibilityPlots\<text:line-break/><text:line-break/>In addition, if you supply a duration step size, which is the way to ask the detectibilty calculator to step from the given duration down until an event of that duration fails the False-positive test, only the final plot (where False-positive became non-zero) will be plotted.<text:line-break/><text:line-break/>All of the above is just to cut down on clutter in the light-curve directory and to only plot meaningful graphics generated during the minimum duration search.<text:line-break/></text:p>
        </text:list-item>
      </text:list>
      <text:p text:style-name="Standard">version 3.9.9</text:p>
      <text:list xml:id="list7008821184622659623" text:style-name="L19">
        <text:list-item>
          <text:p text:style-name="P30">whew! 3.9.8 did solve the sizing issue. So it is safe to get back in the water so...<text:line-break/><text:line-break/>This version just improves the right-click context help for buttons in the new Detectibility calculator.<text:line-break/></text:p>
        </text:list-item>
      </text:list>
      <text:p text:style-name="Standard">version 3.9.8</text:p>
      <text:list xml:id="list2459553138765597309" text:style-name="L20">
        <text:list-item>
          <text:p text:style-name="P31">one more attempt to solve the gui sizing issue.<text:line-break/></text:p>
        </text:list-item>
        <text:list-item>
          <text:p text:style-name="P31">'sticky' settings are back but are now stored in <text:span text:style-name="T15">pyote.ini</text:span> instead of the<text:line-break/> obscure <text:span text:style-name="T15">simple-ote.ini<text:line-break/></text:span></text:p>
        </text:list-item>
      </text:list>
      <text:p text:style-name="Standard">version 3.9.7</text:p>
      <text:list xml:id="list4353788099706437283" text:style-name="L21">
        <text:list-item>
          <text:p text:style-name="P32">Something inexplicable has happened regarding gui size. Suddenly, the gui size is too large for many people – but I have set the gui size smaller than it has ever been. So, best guess is that an overly large gui size got distributed once (there was a strange event where an extremely large gui size appeared) and is being 'remembered' in the simple-ote-ini file that preserves the 'sticky' values like size and position of the gui and a few other things.<text:line-break/><text:line-break/>This version refuses to read any existing .ini files. Hopefully you will be able to run the program, but nothing will be 'sticky'.<text:line-break/><text:line-break/>If this 'cures' the problem, I can restore the use of the .ini file and we can get back the sticky stuff.<text:line-break/><text:line-break/>This version also removes the 'scrunch' of the lefthand button panel.<text:line-break/></text:p>
        </text:list-item>
      </text:list>
      <text:p text:style-name="Standard">version 3.9.6</text:p>
      <text:list xml:id="list2396462506606440384" text:style-name="L22">
        <text:list-item>
          <text:p text:style-name="P33">another attempt fix the startup gui size issue on smaller legacy monitors. This version has a design size of 1900x1000. It may be necessary to delete the simple-ote.ini file that 'remembers' size and position settings. It is located in whatever directory PyOTE <text:soft-page-break/>starts up in.<text:line-break/></text:p>
        </text:list-item>
      </text:list>
      <text:p text:style-name="Standard">version 3.9.5</text:p>
      <text:list xml:id="list7102978997402894136" text:style-name="L23">
        <text:list-item>
          <text:p text:style-name="P34">adds automation to the 'detectibility' calculator. If a duration step size is entered, a series of 'detectibility' calculations will be made at decreasing durations until the false-positive probability becomes non-zero. A unique .png (incorporates duration and magDrop in the file name) will be written to the directory of the light-curve and the final plot where detection failed will be left on-screen.<text:line-break/><text:line-break/>If the duration step size is left unfilled or is zero, a single 'detectibility' calculation will be made as before.<text:line-break/></text:p>
        </text:list-item>
      </text:list>
      <text:p text:style-name="Standard">version 3.9.4</text:p>
      <text:list xml:id="list5697849525965002081" text:style-name="L24">
        <text:list-item>
          <text:p text:style-name="P35">attempts to fix over-size initial gui.<text:line-break/></text:p>
        </text:list-item>
      </text:list>
      <text:p text:style-name="Standard">version 3.9.3</text:p>
      <text:list xml:id="list716313244331989726" text:style-name="L25">
        <text:list-item>
          <text:p text:style-name="P36">makes various improvements to the 'detectability' calculator to make it easier to use.<text:line-break/></text:p>
        </text:list-item>
      </text:list>
      <text:p text:style-name="Standard">version 3.9.2</text:p>
      <text:list xml:id="list4724204113755429276" text:style-name="L26">
        <text:list-item>
          <text:p text:style-name="P37">adds a 'detectability' calculator for use in pre-planning event observation.<text:line-break/></text:p>
        </text:list-item>
        <text:list-item>
          <text:p text:style-name="P37">'scrunched' the left panel buttons together to make more room for the user to move the horizontal splitter up (which gives more room to view the lower right panel where the report gets printed).<text:line-break/><text:line-break/>I think that this is kind of ugly, and it can be easily returned to the more spacious format if users would prefer the old look over more view space for the report.<text:line-break/></text:p>
        </text:list-item>
      </text:list>
      <text:p text:style-name="Standard">version 3.9.1</text:p>
      <text:list xml:id="list987377981201415871" text:style-name="L27">
        <text:list-item>
          <text:p text:style-name="P38">adds an snr calculation to the <text:span text:style-name="T17">Calc baseline stats</text:span> button.<text:line-break/></text:p>
        </text:list-item>
      </text:list>
      <text:p text:style-name="Standard">version 3.9.0</text:p>
      <text:list xml:id="list1034805421288079012" text:style-name="L28">
        <text:list-item>
          <text:p text:style-name="P39">restored the right-click help to the <text:span text:style-name="T17">Mark baseline region</text:span> | <text:span text:style-name="T17">Clear baseline region</text:span> | <text:span text:style-name="T17">Calc baseline mean/sigma/corr coeffs</text:span> buttons that got lost during the scrollable gui experiment.<text:line-break/></text:p>
        </text:list-item>
      </text:list>
      <text:p text:style-name="Standard">version 3.8.9</text:p>
      <text:list xml:id="list7581623979719948905" text:style-name="L29">
        <text:list-item>
          <text:p text:style-name="P40">Changed the label on the <text:span text:style-name="T17">Write csv file</text:span> button to <text:span text:style-name="T17">Save current light-curve</text:span> to more intuitively suggest what is hiding behind this button.<text:line-break/></text:p>
        </text:list-item>
      </text:list>
      <text:p text:style-name="Standard">version 3.8.8</text:p>
      <text:list xml:id="list1155518066811781844" text:style-name="L30">
        <text:list-item>
          <text:p text:style-name="P41">fixed a bug that sometimes kept events that contained a single point at the bottom from producing a report.<text:line-break/></text:p>
        </text:list-item>
      </text:list>
      <text:p text:style-name="Standard">version 3.8.7</text:p>
      <text:list xml:id="list2341118578435829197" text:style-name="L31">
        <text:list-item>
          <text:p text:style-name="P42">changed the way curve to analyze and normalization curve are selected to make it less confusing. Now, if there is a conflict (same curve selected for analysis and <text:soft-page-break/>normalization) the other one is set to 0 (a new value) to 'get it out of the way'. It may still be a little bit confusing when you need to crossover, but if you set the higher numbered curve first, it will be easy.<text:line-break/></text:p>
        </text:list-item>
      </text:list>
      <text:p text:style-name="Standard">version 3.8.6</text:p>
      <text:list xml:id="list2524849018981460114" text:style-name="L32">
        <text:list-item>
          <text:p text:style-name="P43">checks for only a single light-curve in the csv file which was causing a 'list index out of range' error message<text:line-break/></text:p>
        </text:list-item>
      </text:list>
      <text:p text:style-name="Standard">version 3.8.5</text:p>
      <text:list xml:id="list2920118165874947758" text:style-name="L33">
        <text:list-item>
          <text:p text:style-name="P44">changed the way QGridLayout was referenced.<text:line-break/></text:p>
        </text:list-item>
      </text:list>
      <text:p text:style-name="Standard">version 3.8.4</text:p>
      <text:list xml:id="list4206585931479448712" text:style-name="L34">
        <text:list-item>
          <text:p text:style-name="P45">changed the way QTableWidgetItem and QApplication were referenced to accommodate the latest Anaconda version, which has reorganized where those modules are stored. <text:s/>A similar change was made in version 3.7.6 and I do not know how this has gone uncorrected for so long – I hope that I have not missed something.</text:p>
          <text:p text:style-name="P45"/>
        </text:list-item>
      </text:list>
      <text:p text:style-name="Standard">version 3.8.3</text:p>
      <text:list xml:id="list947903660347345040" text:style-name="L35">
        <text:list-item>
          <text:p text:style-name="P46">adds display of light-curve name (if available in the csv file) to the curve-to-be-analyzed and the normalization curve next to their selection spinners.<text:line-break/></text:p>
        </text:list-item>
      </text:list>
      <text:p text:style-name="Standard">version 3.8.2</text:p>
      <text:list xml:id="list4436659693132704937" text:style-name="L36">
        <text:list-item>
          <text:p text:style-name="P47">3.7.5 introduced a scrollable GUI for small screens. Unfortunately, that caused resizing problem for all users. The version reverts back to the original GUI design.<text:line-break/></text:p>
        </text:list-item>
        <text:list-item>
          <text:p text:style-name="P47">Added a print to the command window of the version number for diagnostic purposes. It will help clarify the situation when an installation has somehow managed to have multiple locations for PyOTE storage as to exactly what version is running.<text:line-break/></text:p>
        </text:list-item>
      </text:list>
      <text:p text:style-name="Standard">version 3.8.1</text:p>
      <text:list xml:id="list8911100845773275386" text:style-name="L37">
        <text:list-item>
          <text:p text:style-name="P48">adds a checkbox to use reading number to annotate the x-axis, even when timestamps are available to use for this annotation. The setting is 'sticky', so your last preference will be remembered and used in the next run.<text:line-break/></text:p>
        </text:list-item>
      </text:list>
      <text:p text:style-name="Standard">version 3.8.0</text:p>
      <text:list xml:id="list6850528544656673098" text:style-name="L38">
        <text:list-item>
          <text:p text:style-name="P49">adds a tutorial button to supply a quick-start for new or infrequent users.<text:line-break/></text:p>
        </text:list-item>
      </text:list>
      <text:p text:style-name="Standard">version 3.7.9</text:p>
      <text:list xml:id="list778051975636008677" text:style-name="L39">
        <text:list-item>
          <text:p text:style-name="P50">adds a tool that allows a user to manually specify which baseline points to use for the calculation of B (baseline mean) baseline noise (sigmaB) and noise correlation coefficients. This was added primarily to support GPS-flash-tagged light-curves where the flash itself adversely affects the baseline values. With this new tool, the regions of the baseline that are outside the 'flash-zone' can be specified. Look for a button labelled <text:span text:style-name="T4">Mark baseline region</text:span> located near the bottom-left of the GUI panel.<text:line-break/><text:line-break/>This tool may also be useful for wind-gust situations, headlights from passing cars, bumping the telescope, etc. In the past, such accidents might have required extensive 'clipping' of the light-curve to avoid the affected areas, with a consequent loss of <text:soft-page-break/>information. Hopefully this tool will alleviate those situations.<text:line-break/></text:p>
        </text:list-item>
      </text:list>
      <text:p text:style-name="Standard">version 3.7.8</text:p>
      <text:list xml:id="list8224813570813048657" text:style-name="L40">
        <text:list-item>
          <text:p text:style-name="P51">added visible left, top, and bottom axes to main plot (with ticks to make easier to associate timestamp with point).<text:line-break/></text:p>
        </text:list-item>
      </text:list>
      <text:p text:style-name="Standard">version 3.7.7</text:p>
      <text:list xml:id="list8439439943421058513" text:style-name="L41">
        <text:list-item>
          <text:p text:style-name="P52">if timestamps are available in the csv file, they are used as x axis labels in the main plot.<text:line-break/></text:p>
        </text:list-item>
      </text:list>
      <text:p text:style-name="Standard">version 3.7.6</text:p>
      <text:list xml:id="list5360662584985027146" text:style-name="L42">
        <text:list-item>
          <text:p text:style-name="P53">changed the way QMainWindow and Qapplication were referenced to accommodate the latest Anaconda version, which has reorganized where those modules are stored. </text:p>
          <text:p text:style-name="P53">This was causing a fatal startup error.<text:line-break/> </text:p>
        </text:list-item>
      </text:list>
      <text:p text:style-name="Standard">version 3.7.5</text:p>
      <text:list xml:id="list8614910311483568231" text:style-name="L43">
        <text:list-item>
          <text:p text:style-name="P9">changes the routine that looks for the latest version of PyOTE to one provided by Kia Getrost. His version contacts the PyPI repository via a json query and is the officially supported way to get version info. My version was based on a 'hack' that depended on a special feature of pip (the loader that get programs from the PyPI repository) that was marked as 'unsupported'. That worked for many years until the pip programmers removed the 'special feature' as was their right (and the implicit promise/warning, I guess). This caused several users to always get a message that they were not running the most recent version of PyOTE, even though they were. Again: thanks to Kia Getrost for researching the problem and even supplying correct code (worked first time!) for me to use. </text:p>
        </text:list-item>
        <text:list-item>
          <text:p text:style-name="P9">The GUI has been changed so that scroll bars will appear when the standard GUI size exceeds your screen dimensions. THIS IS EXPERIMENTAL BECAUSE I DO NOT HAVE SUCH A SMALL SCREEN TO TEST WITH. If this does not work for you, please let me know immediately! </text:p>
        </text:list-item>
      </text:list>
      <text:p text:style-name="Standard"/>
      <text:p text:style-name="Standard">version 3.7.4</text:p>
      <text:list xml:id="list4891591011472933010" text:style-name="L44">
        <text:list-item>
          <text:p text:style-name="P54">fixed issue with ‘save main plot’ that caused the graphic to sometimes be written to a previous folder rather than the current folder containing the csv file (FYI: it was a ‘feature’ of the routine that saved this information that, in the interest of efficiency, it would sometimes not write a new folder name to the ‘sticky file’ until <text:s/>later – the fix was to force it to update the ‘sticky file’ on every change)<text:line-break/></text:p>
        </text:list-item>
      </text:list>
      <text:p text:style-name="Standard">version 3.7.3</text:p>
      <text:list xml:id="list8875475941507270266" text:style-name="L45">
        <text:list-item>
          <text:p text:style-name="P55">adds code line needed by any Mac users that are running Big Sur<text:line-break/></text:p>
        </text:list-item>
      </text:list>
      <text:p text:style-name="Standard">version 3.7.2</text:p>
      <text:list xml:id="list826218254807170240" text:style-name="L46">
        <text:list-item>
          <text:p text:style-name="P56">fixes bug that caused all analysis attempts to 'stall'</text:p>
        </text:list-item>
      </text:list>
      <text:p text:style-name="Standard"/>
      <text:p text:style-name="Standard">version 3.7.1</text:p>
      <text:list xml:id="list8568492498678877155" text:style-name="L47">
        <text:list-item>
          <text:p text:style-name="P57">fixed a bug in the r limb angle entry<text:line-break/></text:p>
        </text:list-item>
      </text:list>
      <text:p text:style-name="Standard"><text:soft-page-break/>version 3.7.0</text:p>
      <text:list xml:id="list6008506414876967341" text:style-name="L48">
        <text:list-item>
          <text:p text:style-name="P58">adds right-click help to ast speed label giving the equation to use if asteroid speed is not available but asteroid diameter and maximum duration are specified<text:line-break/></text:p>
        </text:list-item>
        <text:list-item>
          <text:p text:style-name="P58">adds suggestion to right-click help on penumbral fit checkbox for how to find the penumbral curve csv file that is provided for practice purposes.<text:line-break/></text:p>
        </text:list-item>
      </text:list>
      <text:p text:style-name="Standard">version 3.6.8</text:p>
      <text:list xml:id="list4802540060480940792" text:style-name="L49">
        <text:list-item>
          <text:p text:style-name="P59">adds modeling of off centerline observations to lightcurve calibration curve generation<text:line-break/></text:p>
        </text:list-item>
      </text:list>
      <text:p text:style-name="Standard">version 3.6.7</text:p>
      <text:list xml:id="list1013193838838058704" text:style-name="L50">
        <text:list-item>
          <text:p text:style-name="P60">clarified the location of the Enable Manual Timestamp Entry checkbox in the pop-up message appears when there are no timestamps in the csv file.<text:line-break/></text:p>
        </text:list-item>
      </text:list>
      <text:p text:style-name="Standard">version 3.6.6</text:p>
      <text:list xml:id="list5352677037887947723" text:style-name="L51">
        <text:list-item>
          <text:p text:style-name="P61">modified the lightcurve demo to show more clearly the camera exposure function and the star intensity function that are convolved with the diffraction lightcurve to produce the lightcurve as seen by the camera.<text:line-break/><text:line-break/>The right-click help connected to the Demo button has been expanded to include a discussion of the convolution operation and hopefully provide some context to aid in understanding the star and camera function plots.<text:line-break/></text:p>
        </text:list-item>
      </text:list>
      <text:p text:style-name="Standard">version 3.6.5</text:p>
      <text:list xml:id="list2036346459610751032" text:style-name="L52">
        <text:list-item>
          <text:p text:style-name="P62">added advisory message when False Positive probability plot appears in hopes of stemming in-discriminant use of this number as a 'decider' between a 'miss' and a 'positive' for an observation.<text:line-break/></text:p>
        </text:list-item>
      </text:list>
      <text:p text:style-name="Standard">version 3.6.4</text:p>
      <text:list xml:id="list5572876395134417509" text:style-name="L53">
        <text:list-item>
          <text:p text:style-name="P63">version 3.6.2 would open .xlsx Report file on Mac, but not Windows. This version attempts to fix that (Windows needs a different command to open a file).<text:line-break/></text:p>
        </text:list-item>
      </text:list>
      <text:p text:style-name="Standard">version 3.6.2</text:p>
      <text:list xml:id="list4809567920360820025" text:style-name="L54">
        <text:list-item>
          <text:p text:style-name="P64">In Excel report:<text:line-break/><text:line-break/>… at end of filling, I call the OS to open the file. Requires correct association of .xlsx file type with Excel or LibreOffice, or whatever you use to examine spreadsheets<text:line-break/><text:line-break/>… now writing numbers into numeric cells rather than text. This allows the cell formatting to control rounding, etc<text:line-break/><text:line-break/>… if I can't write to the selected file, I ask whether you might have it open somewhere else already<text:line-break/></text:p>
        </text:list-item>
      </text:list>
      <text:p text:style-name="Standard">version 3.6.1</text:p>
      <text:list xml:id="list7633003541491361149" text:style-name="L55">
        <text:list-item>
          <text:p text:style-name="P65"><text:soft-page-break/>reduced number of digits in the error bar numbers to 2 written to the Asteroid Occultation Report Form so that the resulting number fits within the allotted cell size. (I'm told that Occult only uses 2 digits anyway.) I also updated the context help associated with the <text:span text:style-name="T16">… fill Excel report </text:span>button<text:line-break/></text:p>
        </text:list-item>
      </text:list>
      <text:p text:style-name="Standard">version 3.6.0</text:p>
      <text:list xml:id="list5128778723206884781" text:style-name="L56">
        <text:list-item>
          <text:p text:style-name="P66"><draw:frame draw:style-name="fr1" draw:name="graphics3" text:anchor-type="paragraph" svg:x="0.5764in" svg:y="0.8992in" svg:width="6.1827in" svg:height="0.6311in" draw:z-index="2"><draw:image xlink:href="Pictures/10000201000004960000007850C7180C.png" xlink:type="simple" xlink:show="embed" xlink:actuate="onLoad"/></draw:frame><draw:custom-shape text:anchor-type="paragraph" draw:z-index="3" draw:name="Shape1" draw:style-name="gr1" svg:width="0.1524in" svg:height="0.3512in" svg:x="5.6874in" svg:y="0.804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provides the ability to fill entries in the Excel spreadsheet Asteroid Occultation Report Form from PyOTE results, thus eliminating transcription errors.<text:line-break/><text:line-break/>A button to allow the user to activate this 'fill' has been added just to the right of <text:line-break/><text:line-break/>the … write report button<text:line-break/><text:line-break/>NOTE: the normal .xls report form that OccultWatcher creates and prefills (when requested) during your report to OccultWatcher <text:span text:style-name="T16">...</text:span><text:line-break/><text:line-break/><text:span text:style-name="T16">…</text:span> <text:span text:style-name="T16">MUST BE CONVERTED to .xlsx for use by PyOTE!<text:line-break/></text:span></text:p>
          <text:p text:style-name="P66"><text:span text:style-name="T16">… For Windows users, Excel will read an .xls file and save it as .xlsx<text:line-break/></text:span><text:span text:style-name="T16">… For Mac/Linux users, LibreOffice will read an .xls file and save it as .xlsx</text:span><text:line-break/><text:line-break/>Sorry about this extra step, but it was necessary. The downstream tools used by area coordinators work equally well with the .xls and .xlsx forms of the spreadsheet, so there is no problem sending in the .xlsx version.<text:line-break/><text:line-break/>What gets filled in for you is:<text:line-break/><text:line-break/>...D/R uncorrected times<text:line-break/>...D/R error bars<text:line-break/>...SNR<text:line-break/>…OTA used<text:line-break/>...nominal magDrop (entered in Comments cell of the spreadsheet).<text:line-break/><text:line-break/><text:span text:style-name="T16">NOTE: you must still open the spreadsheet and enter the exposure setting used for your camera; it was not possible to do this from PyOTE.</text:span><text:line-break/><text:line-break/>After filling in the exposure setting in the spreadsheet, double check the form but it is likely that it is ready for submission.</text:p>
        </text:list-item>
      </text:list>
      <text:p text:style-name="Standard"/>
      <text:p text:style-name="Standard">version 3.5.9</text:p>
      <text:list xml:id="list3433882955360390001" text:style-name="L57">
        <text:list-item>
          <text:p text:style-name="P67">fixed another bug in penumbral curve fit and removed diagnostic printouts.<text:line-break/></text:p>
        </text:list-item>
      </text:list>
      <text:p text:style-name="Standard">version 3.5.8</text:p>
      <text:list xml:id="list4383041682261934545" text:style-name="L58">
        <text:list-item>
          <text:p text:style-name="P68">fixed a number of bugs in the penumbral curve fit code<text:line-break/><text:soft-page-break/></text:p>
        </text:list-item>
      </text:list>
      <text:p text:style-name="Standard">version 3.5.7</text:p>
      <text:list xml:id="list3653997067397900693" text:style-name="L59">
        <text:list-item>
          <text:p text:style-name="P69">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 </text:p>
        </text:list-item>
      </text:list>
      <text:p text:style-name="Standard">version 3.5.6</text:p>
      <text:list xml:id="list9156421090610618849" text:style-name="L60">
        <text:list-item>
          <text:p text:style-name="P70">fixed a bug that kept a user from selecting a new file to read if PyOTE had been started from PyMovie. Previously, it had only reopened the same file instead of giving the user a file select dialog to choose from.<text:line-break/></text:p>
        </text:list-item>
      </text:list>
      <text:p text:style-name="Standard">version 3.5.5</text:p>
      <text:list xml:id="list1820998512489397369" text:style-name="L61">
        <text:list-item>
          <text:p text:style-name="P71">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xml:id="list6651375637347822479" text:style-name="L62">
        <text:list-item>
          <text:p text:style-name="P72">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xml:id="list7063454789674514207" text:style-name="L63">
        <text:list-item>
          <text:p text:style-name="P73">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list xml:id="list4302100472093434861" text:style-name="L64">
        <text:list-item>
          <text:p text:style-name="P74">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version 3.5.1</text:p>
      <text:list xml:id="list4045763918841380596" text:style-name="L65">
        <text:list-item>
          <text:p text:style-name="P75"><text:soft-page-break/>Added additional references to the North American Excel Spreadsheet report in the new section of the final report that bangs on about the start-of-exposure timing convention.<text:line-break/></text:p>
        </text:list-item>
      </text:list>
      <text:p text:style-name="Standard">version 3.5.0</text:p>
      <text:list xml:id="list6458795952051230113" text:style-name="L66">
        <text:list-item>
          <text:p text:style-name="P76">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76">NEW: when 'trims' have been placed, a 'write csv' process will honor those values and produce a 'trimmed' output file.<text:line-break/></text:p>
        </text:list-item>
        <text:list-item>
          <text:p text:style-name="P76">NEW: when a light curve has been 'normalized', the changed values are written to the data table where, once again, a 'write csv' process will capture the results.<text:line-break/></text:p>
        </text:list-item>
        <text:list-item>
          <text:p text:style-name="P76">Added additional reminders that the start-of-exposure timestamp/timing convention is employed.</text:p>
        </text:list-item>
      </text:list>
      <text:p text:style-name="Standard"/>
      <text:p text:style-name="Standard">version 3.4.9</text:p>
      <text:list xml:id="list1025993372953623012" text:style-name="L67">
        <text:list-item>
          <text:p text:style-name="P77">Added some explanatory language to the “Excel report” section regarding the proper interpretation of the 'false positive probability' number.<text:line-break/></text:p>
        </text:list-item>
      </text:list>
      <text:p text:style-name="Standard">version 3.4.8</text:p>
      <text:list xml:id="list1213598510809789716" text:style-name="L68">
        <text:list-item>
          <text:p text:style-name="P78">This version deals more realistically with high magDrop lightcurves by defining a 'limiting magDrop' as: <text:line-break/><text:line-break/><text:tab/>limMagDrop = 2.5 * log10( B / std(A) ) <text:line-break/><text:line-break/><text:tab/>std(A) is the noise level of A.</text:p>
          <text:p text:style-name="P78"><text:s text:c="10"/>B = average baseline intensity<text:line-break/> <text:s text:c="9"/>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std(A), i.e., whenever A is at or below std(A).<text:line-break/><text:soft-page-break/><text:line-break/>limMagDrop values are reported with a leading &gt; symbol to signify that that value is a limMagDrop value. They are easy to spot in the report.</text:p>
        </text:list-item>
      </text:list>
      <text:p text:style-name="Standard"/>
      <text:p text:style-name="Standard">version 3.4.7</text:p>
      <text:list xml:id="list5847058958622309543" text:style-name="L69">
        <text:list-item>
          <text:p text:style-name="P79">Automatically loads the correct version of Adv2<text:line-break/></text:p>
        </text:list-item>
      </text:list>
      <text:p text:style-name="Standard">version 3.4.6</text:p>
      <text:list xml:id="list3309519660569820926" text:style-name="L70">
        <text:list-item>
          <text:p text:style-name="P80">Adds AAV Version 2 file as a type that can be read (important when Do OCR check is enabled)</text:p>
        </text:list-item>
      </text:list>
      <text:p text:style-name="Standard"/>
      <text:p text:style-name="Standard">version 3.4.5</text:p>
      <text:list xml:id="list6287169526073467993" text:style-name="L71">
        <text:list-item>
          <text:p text:style-name="P81">Fixes block integration which was failing when more than 4 lightcurves were being processed.<text:line-break/></text:p>
        </text:list-item>
        <text:list-item>
          <text:p text:style-name="P81">Made use diff and Do OCR checkboxes sticky.<text:line-break/></text:p>
        </text:list-item>
      </text:list>
      <text:p text:style-name="Standard">version 3.4.4</text:p>
      <text:list xml:id="list6646045424682945439" text:style-name="L72">
        <text:list-item>
          <text:p text:style-name="P82">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xml:id="list8499968885531059910" text:style-name="L73">
        <text:list-item>
          <text:p text:style-name="P83">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 </text:p>
        </text:list-item>
      </text:list>
      <text:p text:style-name="Standard">version 3.4.2</text:p>
      <text:list xml:id="list5687303217441695437" text:style-name="L74">
        <text:list-item>
          <text:p text:style-name="P84">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xml:id="list11622520783897034" text:style-name="L75">
        <text:list-item>
          <text:p text:style-name="P85">Some cosmetic changes: thinner vertical thins for edge position and error bars; checkboxes to control whether the underlying lightcurve is plotted, error bars are plotted, or edges are plotted --- a cleaner plot is the major result and you have <text:soft-page-break/>better control over the 'look'<text:line-break/></text:p>
        </text:list-item>
        <text:list-item>
          <text:p text:style-name="P85">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85">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 </text:p>
        </text:list-item>
      </text:list>
      <text:p text:style-name="Standard">version 3.4.0</text:p>
      <text:list xml:id="list3319283093254993829" text:style-name="L76">
        <text:list-item>
          <text:p text:style-name="P86">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xml:id="list9002707230595148734" text:style-name="L77">
        <text:list-item>
          <text:p text:style-name="P87">Automatically installs cv2 if not already present. <text:s/>This package is needed for the new frame view feature.<text:line-break/></text:p>
        </text:list-item>
      </text:list>
      <text:p text:style-name="Standard">version 3.3.8</text:p>
      <text:list xml:id="list2270632256291030131" text:style-name="L78">
        <text:list-item>
          <text:p text:style-name="P88">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xml:id="list2744373147410155362" text:style-name="L79">
        <text:list-item>
          <text:p text:style-name="P89">A new button (View frame) with an associated spinner for entry of a frame number has been added:</text:p>
          <text:p text:style-name="P89"/>
        </text:list-item>
      </text:list>
      <text:p text:style-name="P6">Use this button to view a frame from the video that was used by PyMovie or Limovie to prepare the .csv file that is currently being analyzed. <text:s/>.avi and .ser files are viewable in this manner as well as .fits files inside a FITS folder.</text:p>
      <text:p text:style-name="P7">If this button is disabled, it is because the .csv file did not come from PyMovie or <text:soft-page-break/>Limovie or simply cannot be found/opened.</text:p>
      <text:p text:style-name="P7">This feature can/should be used as a final quality control check for a video that contains timestamps extracted using OCR. It is possible for OCR to fail in manner that is <text:span text:style-name="T12">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7">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2">... write</text:span><text:span text:style-name="T14"> </text:span><text:span text:style-name="T13">report</text:span>, do a <text:span text:style-name="T13">Manual timestamp 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6852439821089965280" text:style-name="L80">
        <text:list-item>
          <text:p text:style-name="P90">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968407161632312870" text:style-name="L81">
        <text:list-item>
          <text:p text:style-name="P91">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1656671083906302437" text:style-name="L82">
        <text:list-item>
          <text:p text:style-name="P92">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6539499454664290325" text:style-name="L83">
        <text:list-item>
          <text:p text:style-name="P93">Adds a 'false positive' detection to the final report. <text:s/>A new plot has been added to the error bar plot. <text:s/>It shows the distribution of drop sizes (B-A) for an event of <text:soft-page-break/>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8872088531836254463" text:style-name="L84">
        <text:list-item>
          <text:p text:style-name="P94">Changed main plot so that the scroll wheel only zooms the x axis.</text:p>
        </text:list-item>
        <text:list-item>
          <text:p text:style-name="P94">Changed lightcurve plot so that it conforms properly to 'start-of-exposure'.<text:line-break/></text:p>
        </text:list-item>
      </text:list>
      <text:p text:style-name="Standard">version 3.2.8</text:p>
      <text:list xml:id="list7302369324697475076" text:style-name="L85">
        <text:list-item>
          <text:p text:style-name="P95">Changed font size in help files --- it was fine for Mac but too big for Win10<text:line-break/></text:p>
        </text:list-item>
      </text:list>
      <text:p text:style-name="Standard">version 3.2.7</text:p>
      <text:list xml:id="list752715960611088122" text:style-name="L86">
        <text:list-item>
          <text:p text:style-name="P96">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4826731029251848284" text:style-name="L87">
        <text:list-item>
          <text:p text:style-name="P97">This is a 'cosmetic' release --- there should be NO detectable differences from version 3.2.5 in terms of functionality.</text:p>
        </text:list-item>
        <text:list-item>
          <text:p text:style-name="P97">All python files were brought into compliance with PEP 8 coding standards. <text:s/>Only I care about that.</text:p>
        </text:list-item>
        <text:list-item>
          <text:p text:style-name="P97">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97">All this 'cosmetic' work is in preparation for working on PyOTE issues again.<text:line-break/> </text:p>
        </text:list-item>
      </text:list>
      <text:p text:style-name="Standard">version 3.2.5</text:p>
      <text:list xml:id="list2500691256521575791" text:style-name="L88">
        <text:list-item>
          <text:p text:style-name="P98">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8514646314223241797" text:style-name="L89">
        <text:list-item>
          <text:p text:style-name="P99">Modified the test for newer version to accommodate the different strings returned by pip 18.1 and pip 19.0+</text:p>
        </text:list-item>
        <text:list-item>
          <text:p text:style-name="P99">Added ability to invoke PyOTE from PyMovie with an externally supplied csv file that is automatically opened.<text:line-break/></text:p>
        </text:list-item>
      </text:list>
      <text:p text:style-name="Standard">version 3.2.3</text:p>
      <text:list xml:id="list6496968812643825958" text:style-name="L90">
        <text:list-item>
          <text:p text:style-name="P100"><text:soft-page-break/>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100">Added support for the PyMovie csv format<text:line-break/></text:p>
        </text:list-item>
      </text:list>
      <text:p text:style-name="Standard">version 3.2.1</text:p>
      <text:list xml:id="list6510011131236410749" text:style-name="L91">
        <text:list-item>
          <text:p text:style-name="P101">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1843164902806200425" text:style-name="L92">
        <text:list-item>
          <text:p text:style-name="P102">Changed GUI to better align text on min max edit boxes to avoid confusion.<text:line-break/></text:p>
        </text:list-item>
      </text:list>
      <text:p text:style-name="Standard">version 3.1.9</text:p>
      <text:list xml:id="list9166532891602523739" text:style-name="L93">
        <text:list-item>
          <text:p text:style-name="P103">Fixed a bug in the test for a min/max solution search being constrained by a too large min value.<text:line-break/></text:p>
        </text:list-item>
      </text:list>
      <text:p text:style-name="Standard">version 3.1.8</text:p>
      <text:list xml:id="list8988810715920116182" text:style-name="L94">
        <text:list-item>
          <text:p text:style-name="P104">version 3.1.7 was released without an updated version history. <text:s/>Here is what was changed in 3.1.7:<text:line-break/></text:p>
        </text:list-item>
        <text:list-item>
          <text:p text:style-name="P104">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4535098650182365058" text:style-name="L95">
        <text:list-item>
          <text:p text:style-name="P105">Values entered in the Manual Timestamp Entry dialog box are now 'sticky', thus making corrections easy to do without requiring re-entry of all data. </text:p>
          <text:p text:style-name="P105"><text:line-break/>Also trapped is the case where a user has entered a custom frame time but <text:soft-page-break/>failed to click the radio button indicating that it is to be used.<text:line-break/></text:p>
        </text:list-item>
      </text:list>
      <text:p text:style-name="Standard">version 3.1.5:</text:p>
      <text:list xml:id="list4975531549534219475" text:style-name="L96">
        <text:list-item>
          <text:p text:style-name="P106">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1254414873719712984" text:style-name="L97">
        <text:list-item>
          <text:p text:style-name="P107">Fixed error in new dropped reading detection logic when light curve was processed in field mode.<text:line-break/></text:p>
        </text:list-item>
        <text:list-item>
          <text:p text:style-name="P107">Cleaned up some language in tooltips.<text:line-break/></text:p>
        </text:list-item>
      </text:list>
      <text:p text:style-name="Standard">version 3.1.3:</text:p>
      <text:list xml:id="list2174838098190185986" text:style-name="L98">
        <text:list-item>
          <text:p text:style-name="P108">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108">Eliminated the 'entry num' column in the data matrix at the lower left of the GUI. The 'entry num' is unused and a possible source of confusion with the frame or field number for the unwary.<text:line-break/></text:p>
        </text:list-item>
        <text:list-item>
          <text:p text:style-name="P108">Added <text:span text:style-name="T11">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2978770643858103876" text:style-name="L99">
        <text:list-item>
          <text:p text:style-name="P109">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7739004137861841103" text:style-name="L100">
        <text:list-item>
          <text:p text:style-name="P110">A convenient way to search for a 'solution' is to set a min and max event size rather than mark D and R regions. <text:s/>This is particularly useful in low snr <text:soft-page-break/>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110">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110">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2955902060041441129" text:style-name="L101">
        <text:list-item>
          <text:p text:style-name="P111">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4639844749870707754" text:style-name="L102">
        <text:list-item>
          <text:p text:style-name="P112">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629964662210052206" text:style-name="L103">
        <text:list-item>
          <text:p text:style-name="P113">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3693922828177746296" text:style-name="L104">
        <text:list-item>
          <text:p text:style-name="P114">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5464997019258888341" text:style-name="L105">
        <text:list-item>
          <text:p text:style-name="P115">We now disable the Accept integration button on the first left click in the light curve. <text:s/>As such a click removes the color bars that result from the automatic block integration analysis, it seems intuitive to disable the Accept integration <text:soft-page-break/>button at that time as well.<text:line-break/></text:p>
        </text:list-item>
      </text:list>
      <text:p text:style-name="Standard">version 2.1.5:</text:p>
      <text:list xml:id="list7473661146929914815" text:style-name="L106">
        <text:list-item>
          <text:p text:style-name="P116">Disable the Accept integration button when user overrides an automatic block analysis with a manual block selection followed by a click on the Block integrate button.<text:line-break/></text:p>
        </text:list-item>
      </text:list>
      <text:p text:style-name="Standard">version 2.1.4:</text:p>
      <text:list xml:id="list6024659873518927847" text:style-name="L107">
        <text:list-item>
          <text:p text:style-name="P117">Corrected a bug that kept manual selection of block integration from being performed after a refusal to accept the automatic block analysis results.<text:line-break/></text:p>
        </text:list-item>
      </text:list>
      <text:p text:style-name="Standard">version 2.1.3:</text:p>
      <text:list xml:id="list6030093633748681450" text:style-name="L108">
        <text:list-item>
          <text:p text:style-name="P118">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7231786590663648090" text:style-name="L109">
        <text:list-item>
          <text:p text:style-name="P119">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8162574675658285367" text:style-name="L110">
        <text:list-item>
          <text:p text:style-name="P120">Added progress bar tracking of block integration analysis because it can take an extended amount of time to complete the analysis when the light curve has many points.<text:line-break/></text:p>
        </text:list-item>
      </text:list>
      <text:p text:style-name="Standard">version 2.1.0</text:p>
      <text:list xml:id="list7534425356173903657" text:style-name="L111">
        <text:list-item>
          <text:p text:style-name="P121">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4">pyote</text:span></text:span>'s opinion of the correct parameters to use when the automation determination is invoked.<text:line-break/></text:p>
        </text:list-item>
      </text:list>
      <text:p text:style-name="Standard">version 2.0.9</text:p>
      <text:list xml:id="list6383070943734752265" text:style-name="L112">
        <text:list-item>
          <text:p text:style-name="P122">Made the selection of Tooltip display 'sticky'</text:p>
        </text:list-item>
        <text:list-item>
          <text:p text:style-name="P122">Duration calculation when D and R span midnight now handled correctly</text:p>
        </text:list-item>
      </text:list>
      <text:p text:style-name="Standard"/>
      <text:p text:style-name="Standard">version 2.0.8</text:p>
      <text:list xml:id="list5964630666607670328" text:style-name="L113">
        <text:list-item>
          <text:p text:style-name="P123">toolTips changed to invoke and display in a custom dialog box that can be moved and resized to better accommodate legacy displays</text:p>
        </text:list-item>
        <text:list-item>
          <text:p text:style-name="P123">Calc flash timing calculation fixed to properly deal with the non-integer frame numbers that can result from field processed csv files</text:p>
        </text:list-item>
        <text:list-item>
          <text:p text:style-name="P123">Flash timing has been verified to work with integrated light curves</text:p>
        </text:list-item>
        <text:list-item>
          <text:p text:style-name="P123">Made block integration 'sticky' in that a 'Start over' no longer undoes a previous block integration. As a result, once block integration has been performed after a file read, it cannot be done again; a reread of the original file is now required.<text:line-break/><text:soft-pag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4204605124173909956" text:style-name="L114">
        <text:list-item>
          <text:p text:style-name="P124">Adds a button to calculate the edge position of an LED timing flash.</text:p>
        </text:list-item>
        <text:list-item>
          <text:p text:style-name="P124">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124">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124">Adds a checkbox to force manual entry of timestamp info. <text:s/>This is useful when OCR on a VTI timed light curve has catastrophic errors. <text:s/>It is always employed when using LED flash timing.</text:p>
        </text:list-item>
      </text:list>
      <text:list xml:id="list4303529791381341376" text:style-name="L115">
        <text:list-item>
          <text:p text:style-name="P125">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7867633060889715209" text:style-name="L116">
        <text:list-item>
          <text:p text:style-name="P126">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6699114844875168981" text:style-name="L117">
        <text:list-item>
          <text:p text:style-name="P127">files generated by pyote now contain PYOTE in the filename.<text:line-break/></text:p>
        </text:list-item>
        <text:list-item>
          <text:p text:style-name="P127">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380799707803162115" text:style-name="L118">
        <text:list-item>
          <text:p text:style-name="P128">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1158125324942561695" text:style-name="L119">
        <text:list-item>
          <text:p text:style-name="P129">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text:soft-page-break/></text:p>
      <text:p text:style-name="Standard">version 2.0.2</text:p>
      <text:list xml:id="list2611387825404039538" text:style-name="L120">
        <text:list-item>
          <text:p text:style-name="P130">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6236330265239177606" text:style-name="L121">
        <text:list-item>
          <text:p text:style-name="P131">improved handling of D and R region selection so that one cannot enter an invalid configuration --- automatic corrections/changes are applied.<text:line-break/></text:p>
        </text:list-item>
        <text:list-item>
          <text:p text:style-name="P131">incorporates a new 'solver' that no longer requires an initial estimation of baseline noise. <text:s/>This 'solver' is also much faster. <text:s/>With this 'solver', the two-pass modification added in version 1.46 is no longer needed.<text:line-break/></text:p>
        </text:list-item>
        <text:list-item>
          <text:p text:style-name="P131">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1644802586957166231" text:style-name="L122">
        <text:list-item>
          <text:p text:style-name="P132">adds bold red highlighting to message:</text:p>
        </text:list-item>
      </text:list>
      <text:p text:style-name="Standard"><text:span text:style-name="Default_20_Paragraph_20_Font"><text:span text:style-name="T5">! There is something wrong with timestamps at D and/or R or frames have been dropped !</text:span></text:span><text:span text:style-name="Default_20_Paragraph_20_Font"><text:span text:style-name="T6"> </text:span></text:span><text:span text:style-name="Default_20_Paragraph_20_Font"><text:span text:style-name="T7"><text:line-break/></text:span></text:span><text:span text:style-name="Default_20_Paragraph_20_Font"><text:span text:style-name="T8">so that it is harder to miss.</text:span></text:span><text:span text:style-name="Default_20_Paragraph_20_Font"><text:span text:style-name="T7"><text:line-break/></text:span></text:span></text:p>
      <text:p text:style-name="Standard">version 1.46</text:p>
      <text:list xml:id="list6077176279459532312" text:style-name="L123">
        <text:list-item>
          <text:p text:style-name="P133">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133">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7458301887856328615" text:style-name="L124">
        <text:list-item>
          <text:p text:style-name="P134">the initial fully functional release of pyote.</text:p>
        </text:list-item>
      </text:list>
      <text:p text:style-name="P1"><text:span text:style-name="Default_20_Paragraph_20_Font"><text:span text:style-name="T9">Introduction to </text:span></text:span><text:span text:style-name="Default_20_Paragraph_20_Font"><text:span text:style-name="T10">pyote</text:span></text:span></text:p>
      <text:p text:style-name="P3"><text:span text:style-name="Default_20_Paragraph_20_Font"><text:span text:style-name="T9">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9">bob.anderson.ok@gmail.com</text:span></text:span></text:a><text:span text:style-name="Default_20_Paragraph_20_Font"><text:span text:style-name="T9">)</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3034727781011801737" text:style-name="L125">
        <text:list-item>
          <text:p text:style-name="P135"><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135">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135">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135">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2"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2"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751593975923262940" text:style-name="L126">
        <text:list-item>
          <text:p text:style-name="P137">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AppleSystemUIFont" svg:font-family=".AppleSystemUIFont" style:font-family-generic="swiss"/>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initial-creator>Robert Anderson</meta:initial-creator>
    <meta:creation-date>2017-08-27T18:53:00Z</meta:creation-date>
    <dc:date>2022-02-01T14:26:13</dc:date>
    <meta:editing-cycles>161</meta:editing-cycles>
    <meta:editing-duration>P1DT1H10M22S</meta:editing-duration>
    <dc:creator>Robert Anderson</dc:creator>
    <meta:document-statistic meta:table-count="0" meta:image-count="3" meta:object-count="0" meta:page-count="23" meta:paragraph-count="326" meta:word-count="9005" meta:character-count="52374"/>
    <meta:template xlink:type="simple" xlink:actuate="onRequest" xlink:title="" xlink:href="Normal"/>
  </office:meta>
</office:document-meta>
</file>